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C000001F7F35497B7.png"/>
  <manifest:file-entry manifest:media-type="image/png" manifest:full-path="Pictures/100000000000017D0000019A8A491123.png"/>
  <manifest:file-entry manifest:media-type="image/png" manifest:full-path="Pictures/10000000000004F3000003B6E46AB0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0.67cm" svg:height="8cm" svg:x="9.1cm" svg:y="5.8cm">
          <draw:image xlink:href="Pictures/10000000000004F3000003B6E46AB05B.png" xlink:type="simple" xlink:show="embed" xlink:actuate="onLoad">
            <text:p/>
          </draw:image>
        </draw:frame>
        <draw:frame draw:style-name="gr1" draw:text-style-name="P1" draw:layer="layout" svg:width="7.31cm" svg:height="8cm" svg:x="20.2cm" svg:y="5.8cm">
          <draw:image xlink:href="Pictures/10000000000001CC000001F7F35497B7.png" xlink:type="simple" xlink:show="embed" xlink:actuate="onLoad">
            <text:p/>
          </draw:image>
        </draw:frame>
        <draw:frame draw:style-name="gr1" draw:text-style-name="P1" draw:layer="layout" svg:width="7.43cm" svg:height="8cm" svg:x="1.2cm" svg:y="5.8cm">
          <draw:image xlink:href="Pictures/100000000000017D0000019A8A4911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fen Grau</meta:initial-creator>
    <meta:creation-date>2020-11-15T17:45:39.32</meta:creation-date>
    <meta:editing-duration>PT1H22M46S</meta:editing-duration>
    <meta:editing-cycles>2</meta:editing-cycles>
    <dc:date>2020-11-15T19:26:30.54</dc:date>
    <dc:creator>Steffen Grau</dc:creator>
    <meta:document-statistic meta:object-count="27"/>
    <meta:generator>OpenOffice/4.1.7$Win32 OpenOffice.org_project/417m1$Build-9800</meta:generator>
  </office:meta>
</office:document-meta>
</file>